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A0000000A564248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27cm" style:rel-column-width="14357*"/>
    </style:style>
    <style:style style:name="Tabla1.B" style:family="table-column">
      <style:table-column-properties style:column-width="12.439cm" style:rel-column-width="47916*"/>
    </style:style>
    <style:style style:name="Tabla1.C" style:family="table-column">
      <style:table-column-properties style:column-width="0.847cm" style:rel-column-width="3262*"/>
    </style:style>
    <style:style style:name="Tab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4" style:family="table-row">
      <style:table-row-properties style:min-row-height="2.868cm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27cm" style:rel-column-width="14357*"/>
    </style:style>
    <style:style style:name="Tabla2.B" style:family="table-column">
      <style:table-column-properties style:column-width="12.439cm" style:rel-column-width="47916*"/>
    </style:style>
    <style:style style:name="Tabla2.C" style:family="table-column">
      <style:table-column-properties style:column-width="0.847cm" style:rel-column-width="3262*"/>
    </style:style>
    <style:style style:name="Tab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C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4" style:family="table-row">
      <style:table-row-properties style:min-row-height="2.868cm"/>
    </style:style>
    <style:style style:name="Table1" style:family="table">
      <style:table-properties style:width="17.013cm" fo:margin-left="0cm" fo:margin-right="-0.012cm" fo:break-before="page" table:align="margins"/>
    </style:style>
    <style:style style:name="Table1.A" style:family="table-column">
      <style:table-column-properties style:column-width="3.727cm" style:rel-column-width="14357*"/>
    </style:style>
    <style:style style:name="Table1.B" style:family="table-column">
      <style:table-column-properties style:column-width="12.439cm" style:rel-column-width="47916*"/>
    </style:style>
    <style:style style:name="Table1.C" style:family="table-column">
      <style:table-column-properties style:column-width="0.847cm" style:rel-column-width="3262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2.868cm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3.727cm" style:rel-column-width="14357*"/>
    </style:style>
    <style:style style:name="Table2.B" style:family="table-column">
      <style:table-column-properties style:column-width="12.439cm" style:rel-column-width="47916*"/>
    </style:style>
    <style:style style:name="Table2.C" style:family="table-column">
      <style:table-column-properties style:column-width="0.847cm" style:rel-column-width="3262*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e6ff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2.868cm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3.727cm" style:rel-column-width="14357*"/>
    </style:style>
    <style:style style:name="Table3.B" style:family="table-column">
      <style:table-column-properties style:column-width="12.439cm" style:rel-column-width="47916*"/>
    </style:style>
    <style:style style:name="Table3.C" style:family="table-column">
      <style:table-column-properties style:column-width="0.847cm" style:rel-column-width="3262*"/>
    </style:style>
    <style:style style:name="Table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e6e6ff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868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Table_20_Contents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Table_20_Contents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Table_20_Contents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Table_20_Contents" style:list-style-name="L4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able_20_Contents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able_20_Contents" style:list-style-name="L6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Table_20_Contents" style:list-style-name="L8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4" style:family="paragraph" style:parent-style-name="Table_20_Contents" style:list-style-name="L7">
      <style:paragraph-properties fo:text-align="justify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 style:list-style-name="L1">
      <style:paragraph-properties fo:text-align="justify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 style:list-style-name="L8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2" office:value-type="string">
            <text:p text:style-name="P2">2786/1 – Instalación del componente</text:p>
          </table:table-cell>
          <table:covered-table-cell/>
          <table:table-cell table:style-name="Tabla1.C1" office:value-type="string">
            <text:p text:style-name="P2"><draw:frame draw:style-name="fr1" draw:name="gráficos51" text:anchor-type="as-char" svg:y="-0.614cm" svg:width="0.612cm" svg:height="0.561cm" draw:z-index="0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table:number-columns-spanned="2" office:value-type="string">
            <text:p text:style-name="P4">Instalar el componente de acuerdo al proceso de instalación y verificar que se carguen los datos básicos.</text:p>
          </table:table-cell>
          <table:covered-table-cell/>
        </table:table-row>
        <table:table-row>
          <table:table-cell table:style-name="Tabla1.A2" office:value-type="string">
            <text:p text:style-name="P3">Requerimientos</text:p>
          </table:table-cell>
          <table:table-cell table:style-name="Tabla1.B2" table:number-columns-spanned="2" office:value-type="string">
            <text:p text:style-name="P5">Ninguno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3">Pasos</text:p>
          </table:table-cell>
          <table:table-cell table:style-name="Tabla1.B2" table:number-columns-spanned="2" office:value-type="string">
            <text:list xml:id="list702130046" text:style-name="L1">
              <text:list-item>
                <text:p text:style-name="P6">Utilizando el Gestor de Extensiones de Joomla! instalar el componente.</text:p>
              </text:list-item>
              <text:list-item>
                <text:p text:style-name="P6">Verificar en la opción Gestión<text:span text:style-name="T2"> de tipos de datos </text:span><text:span text:style-name="T1">que se hayan cargados los seis tipos de datos incluidos en el conjunto de datos inicial (boolean, date, int, module, sex, text). Los campos date y sex no deben poder ser eliminados.</text:span></text:p>
              </text:list-item>
              <text:list-item>
                <text:p text:style-name="P6"><text:span text:style-name="T1">Verificar en la opción </text:span><text:span text:style-name="T2">Gestión de atributos </text:span><text:span text:style-name="T1">que se hayan cargados los atributos incluidos en el conjunto de datos inicial (birthday y sex). Estos atributos no deben poder eliminarse.</text:span></text:p>
              </text:list-item>
              <text:list-item>
                <text:p text:style-name="P6"><text:span text:style-name="T1">Entrar en la pantalla de edición de atributos de alguno de los dos anteriores, y verificar que pertenezcan a la pestaña </text:span><text:span text:style-name="T2">Hard_Data</text:span><text:span text:style-name="T1">.</text:span></text:p>
              </text:list-item>
              <text:list-item>
                <text:p text:style-name="P6"><text:span text:style-name="T1">En la opción </text:span><text:span text:style-name="T2">Gestión de </text:span><text:span text:style-name="T1">Usuarios, ingresar en la edición de cualquier usuario y verificar que se hayan anexado al conjunto de datos básicos de Joomla! los dos atributos mencionados anteriormente (birthday y sex).</text:span></text:p>
              </text:list-item>
              <text:list-item>
                <text:p text:style-name="P13">Configurar en el componente sessioninfo el link de direccionamiento para que apunte a la edición del perfil del usuario en el front.</text:p>
              </text:list-item>
              <text:list-item>
                <text:p text:style-name="P13">Comprobar el funcionamiento de la edición del perfil por parte del usuario en el front-end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3">Resultado Esperado</text:p>
          </table:table-cell>
          <table:table-cell table:style-name="Tabla1.B2" table:number-columns-spanned="2" office:value-type="string">
            <text:list xml:id="list876203857" text:style-name="L2">
              <text:list-item>
                <text:p text:style-name="P7">Instalación correcta del componente.</text:p>
              </text:list-item>
              <text:list-item>
                <text:p text:style-name="P7">Existencia del conjunto de datos iniciales del componente.</text:p>
              </text:list-item>
              <text:list-item>
                <text:p text:style-name="P7">Funcionamiento correcto de la administración del componente.</text:p>
              </text:list-item>
              <text:list-item>
                <text:p text:style-name="P7">Funcionamiento correcto de la edición del perfil de usuario en el front-ent.</text:p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P3">Resultado Obtenido</text:p>
          </table:table-cell>
          <table:table-cell table:style-name="Tabla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a1.A2" office:value-type="string">
            <text:p text:style-name="P3">Automatizado</text:p>
          </table:table-cell>
          <table:table-cell table:style-name="Tabla1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1.A2" office:value-type="string">
            <text:p text:style-name="P3">Notas</text:p>
          </table:table-cell>
          <table:table-cell table:style-name="Tabla1.B2" table:number-columns-spanned="2" office:value-type="string">
            <text:p text:style-name="P4"/>
          </table:table-cell>
          <table:covered-table-cell/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columns-spanned="2" office:value-type="string">
            <text:p text:style-name="P2">2786/2 – Cargar un tipo de dato adicional correctamente</text:p>
          </table:table-cell>
          <table:covered-table-cell/>
          <table:table-cell table:style-name="Tabla2.C1" office:value-type="string">
            <text:p text:style-name="P2"><draw:frame draw:style-name="fr1" draw:name="gráficos1" text:anchor-type="as-char" svg:y="-0.614cm" svg:width="0.612cm" svg:height="0.561cm" draw:z-index="1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table:number-columns-spanned="2" office:value-type="string">
            <text:p text:style-name="P4">Cargar un conjunto de tipos de datos y pestañas adicionales</text:p>
          </table:table-cell>
          <table:covered-table-cell/>
        </table:table-row>
        <table:table-row>
          <table:table-cell table:style-name="Tabla2.A2" office:value-type="string">
            <text:p text:style-name="P3">Requerimientos</text:p>
          </table:table-cell>
          <table:table-cell table:style-name="Tabla2.B2" table:number-columns-spanned="2" office:value-type="string">
            <text:p text:style-name="P5">Debe estar instalado el componente</text:p>
          </table:table-cell>
          <table:covered-table-cell/>
        </table:table-row>
        <table:table-row table:style-name="Tabla2.4">
          <table:table-cell table:style-name="Tabla2.A2" office:value-type="string">
            <text:p text:style-name="P3">Pasos</text:p>
          </table:table-cell>
          <table:table-cell table:style-name="Tabla2.B2" table:number-columns-spanned="2" office:value-type="string">
            <text:list xml:id="list43291797" text:continue-list="list702130046" text:style-name="L1">
              <text:list-item>
                <text:p text:style-name="P13">Seleccionar la opción <text:span text:style-name="T2">Gestion de Tipos de Datos </text:span>en la pantalla de administración del componente.</text:p>
              </text:list-item>
              <text:list-item>
                <text:p text:style-name="P13">Crear utilizando la opción <text:span text:style-name="T2">New</text:span> los siguientes tipos de datos adicionales:</text:p>
                <text:list>
                  <text:list-item>
                    <text:p text:style-name="P13"><text:bookmark-start text:name="__DdeLink__205_1501604536"/><text:span text:style-name="T2">ListBox</text:span>: cargar render_for_LISTBOX_data_type.php<text:bookmark-end text:name="__DdeLink__205_1501604536"/></text:p>
                  </text:list-item>
                  <text:list-item>
                    <text:p text:style-name="P13"><text:span text:style-name="T2">ComboBox</text:span>: cargar render_for_COMBOBOX_data_type.php</text:p>
                  </text:list-item>
                  <text:list-item>
                    <text:p text:style-name="P13"><text:span text:style-name="T2">MultiListBox</text:span>: cargar render_for_MULTI_LISTBOX_data_type.php</text:p>
                  </text:list-item>
                </text:list>
              </text:list-item>
              <text:list-item>
                <text:p text:style-name="P13">Seleccionar la opción <text:span text:style-name="T2">Gestion de Pestañas </text:span>en la pantalla de administración del componente.</text:p>
              </text:list-item>
              <text:list-item>
                <text:p text:style-name="P13">Crear utilizando la opción <text:span text:style-name="T2">New</text:span> las siguientes pestañas adicionales:</text:p>
                <text:list>
                  <text:list-item>
                    <text:p text:style-name="P15">Información de contacto<text:bookmark-start text:name="__DdeLink__205_15016045361"/><text:bookmark-end text:name="__DdeLink__205_15016045361"/></text:p>
                  </text:list-item>
                  <text:list-item>
                    <text:p text:style-name="P15">Formación y empleo</text:p>
                  </text:list-item>
                  <text:list-item>
                    <text:p text:style-name="P15">Zonas de interés</text:p>
                  </text:list-item>
                  <text:list-item>
                    <text:p text:style-name="P15">Ecualizador</text:p>
                  </text:list-item>
                  <text:list-item>
                    <text:p text:style-name="P15">Alias</text:p>
                  </text:list-item>
                </text:list>
              </text:list-item>
              <text:list-item>
                <text:p text:style-name="P13">Comprobar simulando la creación o edición de un atributo en <text:span text:style-name="T2">Gestión de atributos</text:span> que existan los tipos de datos y pestañas creados en los puntos anteriores.</text:p>
              </text:list-item>
              <text:list-item>
                <text:p text:style-name="P13">Comprobar en la edición del perfil del usuario en el front que las pestañas creadas no se renderizan por no contener atributos aún.</text:p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P3">Resultado Esperado</text:p>
          </table:table-cell>
          <table:table-cell table:style-name="Tabla2.B2" table:number-columns-spanned="2" office:value-type="string">
            <text:list xml:id="list929266730" text:style-name="L3">
              <text:list-item>
                <text:p text:style-name="P8">Funcionamiento correcto de la administración del componente.</text:p>
              </text:list-item>
              <text:list-item>
                <text:p text:style-name="P8">Creación exitosa de los tipos de datos y de las pestañas.</text:p>
              </text:list-item>
              <text:list-item>
                <text:p text:style-name="P8">Existencia en la pantalla de edición de atributos de los datos creados.</text:p>
              </text:list-item>
              <text:list-item>
                <text:p text:style-name="P8">Funcionamiento correcto en el front (No mostrar las pestañas)</text:p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P3">Resultado Obtenido</text:p>
          </table:table-cell>
          <table:table-cell table:style-name="Tabla2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a2.A2" office:value-type="string">
            <text:p text:style-name="P3">Automatizado</text:p>
          </table:table-cell>
          <table:table-cell table:style-name="Tabla2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a2.A2" office:value-type="string">
            <text:p text:style-name="P3">Notas</text:p>
          </table:table-cell>
          <table:table-cell table:style-name="Tabla2.B2" table:number-columns-spanned="2" office:value-type="string">
            <text:p text:style-name="P4"/>
          </table:table-cell>
          <table:covered-table-cell/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2786/3 – Cargar atributos adicionales</text:p>
          </table:table-cell>
          <table:covered-table-cell/>
          <table:table-cell table:style-name="Table1.C1" office:value-type="string">
            <text:p text:style-name="P2"><draw:frame draw:style-name="fr1" draw:name="graphics1" text:anchor-type="as-char" svg:y="-0.614cm" svg:width="0.612cm" svg:height="0.561cm" draw:z-index="2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Descripción</text:p>
          </table:table-cell>
          <table:table-cell table:style-name="Table1.B2" table:number-columns-spanned="2" office:value-type="string">
            <text:p text:style-name="P4">Cargar un conjunto de atributos adicionales</text:p>
          </table:table-cell>
          <table:covered-table-cell/>
        </table:table-row>
        <table:table-row>
          <table:table-cell table:style-name="Table1.A2" office:value-type="string">
            <text:p text:style-name="P3">Requerimientos</text:p>
          </table:table-cell>
          <table:table-cell table:style-name="Table1.B2" table:number-columns-spanned="2" office:value-type="string">
            <text:list xml:id="list1602574750" text:style-name="L4">
              <text:list-item>
                <text:p text:style-name="P9"><text:bookmark-start text:name="__DdeLink__1628_96849253"/>Debe estar instalado el componente</text:p>
              </text:list-item>
              <text:list-item>
                <text:p text:style-name="P9">Deben estar creadas las pestañas y los tipos de datos del caso de test 2786/2<text:bookmark-end text:name="__DdeLink__1628_96849253"/></text:p>
              </text:list-item>
            </text:list>
          </table:table-cell>
          <table:covered-table-cell/>
        </table:table-row>
        <table:table-row table:style-name="Table1.4">
          <table:table-cell table:style-name="Table1.A2" office:value-type="string">
            <text:p text:style-name="P3">Pasos</text:p>
          </table:table-cell>
          <table:table-cell table:style-name="Table1.B2" table:number-columns-spanned="2" office:value-type="string">
            <text:list xml:id="list1717618395" text:continue-list="list43291797" text:style-name="L1">
              <text:list-item>
                <text:p text:style-name="P13">Seleccionar la opción <text:span text:style-name="T2">Gestion de Atributos </text:span>en la pantalla de administración del componente.</text:p>
              </text:list-item>
              <text:list-item>
                <text:p text:style-name="P13">Crear utilizando la opción <text:span text:style-name="T2">New</text:span> los siguientes atributos adicionales:</text:p>
                <text:list>
                  <text:list-item>
                    <text:p text:style-name="P16">Pregunta de seguridad</text:p>
                    <text:list>
                      <text:list-item>
                        <text:p text:style-name="P15">Required: si</text:p>
                      </text:list-item>
                      <text:list-item>
                        <text:p text:style-name="P15">Pestaña: Hard-data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Estado Civil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Hard-data</text:p>
                      </text:list-item>
                      <text:list-item>
                        <text:p text:style-name="P15">Tipo de dato: COMBOBOX (soltero, casado, divorciado, viudo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Domicilio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Información de contact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Localidad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Información de contacto</text:p>
                      </text:list-item>
                      <text:list-item>
                        <text:p text:style-name="P15">Tipo de dato: LISTBOX (utilizar SELECT Nro .1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Teléfonos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Información de contact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validator_for_PHONES_attributes</text:p>
                      </text:list-item>
                    </text:list>
                  </text:list-item>
                  <text:list-item>
                    <text:p text:style-name="P16">Desea recibir las novedades de Zonales en su e-mail?</text:p>
                    <text:list>
                      <text:list-item>
                        <text:p text:style-name="P15">Required: si</text:p>
                      </text:list-item>
                      <text:list-item>
                        <text:p text:style-name="P15">Pestaña: Información de contacto</text:p>
                      </text:list-item>
                      <text:list-item>
                        <text:p text:style-name="P15">Tipo de dato: BOOLEAN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Nivel educativo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COMBOBOX (primario, secundario incompleto, secundario, universitario incompleto, universitario, postgrado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Título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Institución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<text:soft-page-break/>Validador: no</text:p>
                      </text:list-item>
                    </text:list>
                  </text:list-item>
                  <text:list-item>
                    <text:p text:style-name="P16">Situación laboral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COMBOBOX (sin empleo, empleado, empresario, profesional, otro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Empleador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Puesto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Formación y empleo</text:p>
                      </text:list-item>
                      <text:list-item>
                        <text:p text:style-name="P15">Tipo de dato: TEXT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Zona de Residencia</text:p>
                    <text:list>
                      <text:list-item>
                        <text:p text:style-name="P15">Required: si</text:p>
                      </text:list-item>
                      <text:list-item>
                        <text:p text:style-name="P15">Pestaña: Zonas de interés</text:p>
                      </text:list-item>
                      <text:list-item>
                        <text:p text:style-name="P15">Tipo de dato: COMBOBOX( utilizar SELECT Nro .1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Otras Zonas de Interés</text:p>
                    <text:list>
                      <text:list-item>
                        <text:p text:style-name="P15">Required: no</text:p>
                      </text:list-item>
                      <text:list-item>
                        <text:p text:style-name="P15">Pestaña: Zonas de interés</text:p>
                      </text:list-item>
                      <text:list-item>
                        <text:p text:style-name="P15">Tipo de dato: MULTI_LISTBOX( utilizar SELECT Nro .1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Ecualizador de Interés</text:p>
                    <text:list>
                      <text:list-item>
                        <text:p text:style-name="P15">Required: no (en realidad no afecta en nada esta opción)</text:p>
                      </text:list-item>
                      <text:list-item>
                        <text:p text:style-name="P15">Pestaña: Ecualizador</text:p>
                      </text:list-item>
                      <text:list-item>
                        <text:p text:style-name="P15">Tipo de dato: MODULE (eq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  <text:list-item>
                    <text:p text:style-name="P16">Administración de Alias</text:p>
                    <text:list>
                      <text:list-item>
                        <text:p text:style-name="P15">Required: no (en realidad no afecta en nada esta opción)</text:p>
                      </text:list-item>
                      <text:list-item>
                        <text:p text:style-name="P15">Pestaña: Alias</text:p>
                      </text:list-item>
                      <text:list-item>
                        <text:p text:style-name="P15">Tipo de dato: MODULE (alias)</text:p>
                      </text:list-item>
                      <text:list-item>
                        <text:p text:style-name="P15">Validador: no</text:p>
                      </text:list-item>
                    </text:list>
                  </text:list-item>
                </text:list>
              </text:list-item>
              <text:list-item>
                <text:p text:style-name="P15">En el front-end, loguearse en el sistema e ingresar a la edición del perfil de usuario desde el link correspondiente (módulo session info)</text:p>
              </text:list-item>
              <text:list-item>
                <text:p text:style-name="P13">Comprobar en la edición del perfil del usuario en el front que renderizen correctamente los atributos creados, dentro de las pestañas correspondientes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3">Resultado Esperado</text:p>
          </table:table-cell>
          <table:table-cell table:style-name="Table1.B2" table:number-columns-spanned="2" office:value-type="string">
            <text:list xml:id="list81875774" text:style-name="L5">
              <text:list-item>
                <text:p text:style-name="P10">Funcionamiento correcto de la administración del componente.</text:p>
              </text:list-item>
              <text:list-item>
                <text:p text:style-name="P10">Creación exitosa de los atributos.</text:p>
              </text:list-item>
              <text:list-item>
                <text:p text:style-name="P10">Renderizado correcto en el front de los atributos creados dinámicamente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3">Resultado Obtenido</text:p>
          </table:table-cell>
          <table:table-cell table:style-name="Table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3">Automatizado</text:p>
          </table:table-cell>
          <table:table-cell table:style-name="Table1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2" office:value-type="string">
            <text:p text:style-name="P3">Notas</text:p>
          </table:table-cell>
          <table:table-cell table:style-name="Table1.B2" table:number-columns-spanned="2" office:value-type="string">
            <text:p text:style-name="P4">Consultas a la base de datos (SELECTs):</text:p>
            <text:p text:style-name="P4">1) SELECT id, label FROM jos_custom_properties_values WHERE field_id = 14;</text:p>
          </table:table-cell>
          <table:covered-table-cell/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">2786/4 – Editar Perfiles de Usuario</text:p>
          </table:table-cell>
          <table:covered-table-cell/>
          <table:table-cell table:style-name="Table2.C1" office:value-type="string">
            <text:p text:style-name="P2"><draw:frame draw:style-name="fr1" draw:name="graphics2" text:anchor-type="as-char" svg:y="-0.614cm" svg:width="0.612cm" svg:height="0.561cm" draw:z-index="3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3">Descripción</text:p>
          </table:table-cell>
          <table:table-cell table:style-name="Table2.B2" table:number-columns-spanned="2" office:value-type="string">
            <text:p text:style-name="P4">Editar el perfil de 4 usuarios</text:p>
          </table:table-cell>
          <table:covered-table-cell/>
        </table:table-row>
        <table:table-row>
          <table:table-cell table:style-name="Table2.A2" office:value-type="string">
            <text:p text:style-name="P3">Requerimientos</text:p>
          </table:table-cell>
          <table:table-cell table:style-name="Table2.B2" table:number-columns-spanned="2" office:value-type="string">
            <text:list xml:id="list1885265702" text:continue-list="list1602574750" text:style-name="L4">
              <text:list-item>
                <text:p text:style-name="P9">Debe estar instalado el componente</text:p>
              </text:list-item>
              <text:list-item>
                <text:p text:style-name="P9">Deben estar creados los atributos del caso de test 2786/3</text:p>
              </text:list-item>
            </text:list>
          </table:table-cell>
          <table:covered-table-cell/>
        </table:table-row>
        <table:table-row table:style-name="Table2.4">
          <table:table-cell table:style-name="Table2.A2" office:value-type="string">
            <text:p text:style-name="P3">Pasos</text:p>
          </table:table-cell>
          <table:table-cell table:style-name="Table2.B2" table:number-columns-spanned="2" office:value-type="string">
            <text:list xml:id="list2027124241" text:continue-list="list1717618395" text:style-name="L1">
              <text:list-item>
                <text:p text:style-name="P13">Para cada uno de los usuarios:</text:p>
                <text:list>
                  <text:list-item>
                    <text:p text:style-name="P13">Loguearse utilizando el módulo zLogin.</text:p>
                  </text:list-item>
                  <text:list-item>
                    <text:p text:style-name="P13">Seleccionar la opción de edición del perfil del usuario.</text:p>
                  </text:list-item>
                  <text:list-item>
                    <text:p text:style-name="P13">Completar el formulario con los datos correspondientes.</text:p>
                  </text:list-item>
                  <text:list-item>
                    <text:p text:style-name="P13">Volver a ingresar en la edición del perfil para corroborar que los datos se guardaron correctamente.</text:p>
                  </text:list-item>
                  <text:list-item>
                    <text:p text:style-name="P13">Cancelar esta segunda operación para corroborar el correcto funcionamiento del botón cancelar.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2.A2" office:value-type="string">
            <text:p text:style-name="P3">Resultado Esperado</text:p>
          </table:table-cell>
          <table:table-cell table:style-name="Table2.B2" table:number-columns-spanned="2" office:value-type="string">
            <text:list xml:id="list1827188721" text:style-name="L6">
              <text:list-item>
                <text:p text:style-name="P11">Registro exitoso de los datos del perfil de cada usuario.</text:p>
              </text:list-item>
            </text:list>
          </table:table-cell>
          <table:covered-table-cell/>
        </table:table-row>
        <table:table-row>
          <table:table-cell table:style-name="Table2.A2" office:value-type="string">
            <text:p text:style-name="P3">Resultado Obtenido</text:p>
          </table:table-cell>
          <table:table-cell table:style-name="Table2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2.A2" office:value-type="string">
            <text:p text:style-name="P3">Automatizado</text:p>
          </table:table-cell>
          <table:table-cell table:style-name="Table2.B2" table:number-columns-spanned="2" office:value-type="string">
            <text:p text:style-name="P4"/>
          </table:table-cell>
          <table:covered-table-cell/>
        </table:table-row>
        <table:table-row>
          <table:table-cell table:style-name="Table2.A2" office:value-type="string">
            <text:p text:style-name="P3">Notas</text:p>
          </table:table-cell>
          <table:table-cell table:style-name="Table2.B2" table:number-columns-spanned="2" office:value-type="string">
            <text:p text:style-name="P4"/>
          </table:table-cell>
          <table:covered-table-cell/>
        </table:table-row>
      </table:table>
      <text:p text:style-name="Standard"/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2">2786/5 – Desactivar y/o eliminar atributos, pestañas y tipos de datos</text:p>
          </table:table-cell>
          <table:covered-table-cell/>
          <table:table-cell table:style-name="Table3.C1" office:value-type="string">
            <text:p text:style-name="P2"><draw:frame draw:style-name="fr1" draw:name="graphics3" text:anchor-type="as-char" svg:y="-0.614cm" svg:width="0.612cm" svg:height="0.561cm" draw:z-index="4"><draw:image xlink:href="Pictures/100002000000000A0000000A564248DE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3">Descripción</text:p>
          </table:table-cell>
          <table:table-cell table:style-name="Table3.B2" table:number-columns-spanned="2" office:value-type="string">
            <text:p text:style-name="P4">Comprobar consistencia frente a la eliminación o desactivación de atributos, pestañas y tipos de datos</text:p>
          </table:table-cell>
          <table:covered-table-cell/>
        </table:table-row>
        <table:table-row>
          <table:table-cell table:style-name="Table3.A2" office:value-type="string">
            <text:p text:style-name="P3">Requerimientos</text:p>
          </table:table-cell>
          <table:table-cell table:style-name="Table3.B2" table:number-columns-spanned="2" office:value-type="string">
            <text:list xml:id="list627398815" text:continue-list="list1885265702" text:style-name="L4">
              <text:list-item>
                <text:p text:style-name="P9">Debe estar instalado el componente</text:p>
              </text:list-item>
            </text:list>
          </table:table-cell>
          <table:covered-table-cell/>
        </table:table-row>
        <table:table-row table:style-name="Table3.4">
          <table:table-cell table:style-name="Table3.A2" office:value-type="string">
            <text:p text:style-name="P3">Pasos</text:p>
          </table:table-cell>
          <table:table-cell table:style-name="Table3.B2" table:number-columns-spanned="2" office:value-type="string">
            <text:list xml:id="list1911721277" text:style-name="L7">
              <text:list-item>
                <text:p text:style-name="P14">Crear dos tipos de datos nuevos: <text:span text:style-name="T2">DATATYPE1</text:span> y <text:span text:style-name="T2">DATATYPE2</text:span>. Utilizar el render para tipos de datos TEXT.</text:p>
              </text:list-item>
              <text:list-item>
                <text:p text:style-name="P14">Crear dos pestañas, <text:span text:style-name="T2">Tab1</text:span> y <text:span text:style-name="T2">Tab2</text:span></text:p>
              </text:list-item>
              <text:list-item>
                <text:p text:style-name="P14">Crear dos atributos, <text:span text:style-name="T2">Atributo1 </text:span>y <text:span text:style-name="T2">Atributo2</text:span>, ambos del tipo de dato <text:span text:style-name="T2">DATATYPE1</text:span> y en la pestaña <text:span text:style-name="T2">Tab1</text:span></text:p>
              </text:list-item>
              <text:list-item>
                <text:p text:style-name="P14">Crea un nuevo usuario, <text:span text:style-name="T2">Aaron</text:span>, y completar los datos para los atributos <text:span text:style-name="T2">Atributo1 </text:span>y <text:span text:style-name="T2">Atributo2</text:span>.</text:p>
              </text:list-item>
              <text:list-item>
                <text:p text:style-name="P14">Borrar los atributos creados (ambos a la vez, y de a uno)</text:p>
              </text:list-item>
              <text:list-item>
                <text:p text:style-name="P14">Borrar las pestañas creadas (ambas a la vez, y de a una)</text:p>
              </text:list-item>
              <text:list-item>
                <text:p text:style-name="P14">Borrar los atributos creados (ambos a la vez, y de a uno)</text:p>
              </text:list-item>
              <text:list-item>
                <text:p text:style-name="P14">Desactivar los atributos que no se pudieron borrar.</text:p>
              </text:list-item>
              <text:list-item>
                <text:p text:style-name="P14">Comprobar editando el usuario creado que los aributos desactivados no se muestran.</text:p>
              </text:list-item>
              <text:list-item>
                <text:p text:style-name="P14">Borrar el usuario creado</text:p>
              </text:list-item>
              <text:list-item>
                <text:p text:style-name="P14">Repetir los pasos 5, 6 y 7 para los datos que no se hayan podido borrar.</text:p>
              </text:list-item>
            </text:list>
          </table:table-cell>
          <table:covered-table-cell/>
        </table:table-row>
        <table:table-row>
          <table:table-cell table:style-name="Table3.A2" office:value-type="string">
            <text:p text:style-name="P3">Resultado Esperado</text:p>
          </table:table-cell>
          <table:table-cell table:style-name="Table3.B2" table:number-columns-spanned="2" office:value-type="string">
            <text:list xml:id="list1251515974" text:style-name="L8">
              <text:list-item>
                <text:p text:style-name="P12">Pasos 1 a 4: creación exitosa de todos los datos creados.</text:p>
              </text:list-item>
              <text:list-item>
                <text:p text:style-name="P17"><text:span text:style-name="T4">Paso 5: el atributo </text:span><text:span text:style-name="T3">Atributo1 </text:span><text:span text:style-name="T4">no debe poder eliminarse.</text:span></text:p>
              </text:list-item>
              <text:list-item>
                <text:p text:style-name="P12">Paso 6: la pestaña <text:span text:style-name="T2">Tab1 </text:span>no debe poder eliminarse.</text:p>
              </text:list-item>
              <text:list-item>
                <text:p text:style-name="P17"><text:span text:style-name="T4">Paso 7: el tipo de dato </text:span><text:span text:style-name="T3">DATATYPE1 </text:span><text:span text:style-name="T4">no debe poder eliminarse.</text:span></text:p>
              </text:list-item>
              <text:list-item>
                <text:p text:style-name="P12">Pasos 8 y 9: Los atribuos desactivados no deben mostrarse.</text:p>
              </text:list-item>
              <text:list-item>
                <text:p text:style-name="P12">Paso 10: el usuario y todas las entradas vinculadas con los atributos dinámicos deben ser eliminados (en la tabla attribute_entity).</text:p>
              </text:list-item>
              <text:list-item>
                <text:p text:style-name="P12">Paso 11: los datos que no pudieron borrarse en los pasos 5, 6 y 7 ahora deben poder borrarse (si se respeta el orden de los pasos).</text:p>
              </text:list-item>
            </text:list>
          </table:table-cell>
          <table:covered-table-cell/>
        </table:table-row>
        <table:table-row>
          <table:table-cell table:style-name="Table3.A2" office:value-type="string">
            <text:p text:style-name="P3">Resultado Obtenido</text:p>
          </table:table-cell>
          <table:table-cell table:style-name="Table3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3.A2" office:value-type="string">
            <text:p text:style-name="P3">Automatizado</text:p>
          </table:table-cell>
          <table:table-cell table:style-name="Table3.B2" table:number-columns-spanned="2" office:value-type="string">
            <text:p text:style-name="P4">No</text:p>
          </table:table-cell>
          <table:covered-table-cell/>
        </table:table-row>
        <table:table-row>
          <table:table-cell table:style-name="Table3.A2" office:value-type="string">
            <text:p text:style-name="P3">Notas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E. Paez</meta:initial-creator>
    <meta:creation-date>2010-04-05T16:55:24</meta:creation-date>
    <dc:date>2010-05-12T20:25:28</dc:date>
    <dc:creator>Luis Aita</dc:creator>
    <meta:editing-duration>PT16H42M46S</meta:editing-duration>
    <meta:editing-cycles>237</meta:editing-cycles>
    <meta:generator>OpenOffice.org/3.2$Linux OpenOffice.org_project/320m12$Build-9483</meta:generator>
    <meta:printed-by>Luis Aita</meta:printed-by>
    <meta:print-date>2010-05-10T18:30:32</meta:print-date>
    <meta:document-statistic meta:table-count="5" meta:image-count="5" meta:object-count="0" meta:page-count="6" meta:paragraph-count="201" meta:word-count="1357" meta:character-count="8003"/>
  </office:meta>
</office:document-meta>
</file>